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71EEE600.png" manifest:media-type="image/png"/>
  <manifest:file-entry manifest:full-path="Pictures/1000000000000320000002585C39BAE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fo:min-height="12.178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subtitle">
      <style:graphic-properties draw:fill-color="#ffffff" fo:min-height="6.42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layer="layout" svg:width="23.5cm" svg:height="2.843cm" svg:x="2cm" svg:y="1.9cm" presentation:class="title">
          <draw:text-box>
            <text:p>Simulasi Antrian Loket</text:p>
          </draw:text-box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p text:style-name="P1">Faktor-faktor yang diperhitungkan:</text:p>
            <text:p text:style-name="P1">- jumlah loket</text:p>
            <text:p text:style-name="P1">- posisi pelanggan</text:p>
            <text:p text:style-name="P1">- tingkat kesabaran pelanggan (random)</text:p>
            <text:p text:style-name="P1">- jumlah tiket yang akan dibeli per pelanggan (random)</text:p>
            <text:p text:style-name="P1">- kecepatan pertambahan pelanggan baru</text:p>
            <text:p text:style-name="P1">- kemampuan pelayanan penjual tiket per loket (waktu penjualan per tiket)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0">
        <draw:frame presentation:style-name="pr1" draw:layer="layout" svg:width="23.5cm" svg:height="2.843cm" svg:x="2cm" svg:y="1.9cm" presentation:class="title">
          <draw:text-box>
            <text:p>Simulasi Antrian Loket</text:p>
          </draw:text-box>
        </draw:frame>
        <draw:frame presentation:style-name="pr4" draw:text-style-name="P2" draw:layer="layout" svg:width="24.639cm" svg:height="6.424cm" svg:x="1.524cm" svg:y="4.752cm" presentation:class="subtitle" presentation:user-transformed="true">
          <draw:text-box>
            <text:p text:style-name="P1"><text:span text:style-name="T1">Tujuan :</text:span></text:p>
            <text:p text:style-name="P1"><text:span text:style-name="T1">- Panjang antrian setelah waktu yang ditentukan</text:span></text:p>
            <text:p text:style-name="P1"><text:span text:style-name="T1">- Pengaruh kesabaran terhadap panjang antria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79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9T12:44:39</meta:creation-date>
    <dc:date>2012-10-09T14:29:36</dc:date>
    <meta:editing-duration>PT5M35S</meta:editing-duration>
    <meta:editing-cycles>16</meta:editing-cycles>
    <meta:generator>LibreOffice/3.5$Linux_x86 LibreOffice_project/350m1$Build-2</meta:generator>
    <dc:creator>ridlo </dc:creator>
    <meta:document-statistic meta:object-count="40"/>
  </office:meta>
</office:document-meta>
</file>